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8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19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19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OOGLE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0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NVIAR SOLICIT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number-rows-repeated="5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1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AREFAS FEITA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VIAR RESPOSTA SOLICITAÇÃO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SERVIÇO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22">
            <text:p>CRÍTICO</text:p>
          </table:table-cell>
          <table:table-cell table:number-columns-repeated="2" table:style-name="ce12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2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5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7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3" table:style-name="ce4"/>
          <table:table-cell table:style-name="ce17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7"/>
          <table:table-cell table:number-columns-repeated="4" table:style-name="ce4"/>
          <table:table-cell table:number-columns-repeated="16378"/>
        </table:table-row>
        <table:table-row table:number-rows-repeated="7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5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1T17:00:01Z</dc:date>
    <meta:editing-cycles>26</meta:editing-cycles>
    <meta:editing-duration>PT15478S</meta:editing-duration>
  </office:meta>
</office:document-meta>
</file>